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SQL Server</text:p>
      <text:p text:style-name="Subtitle">Readme.rmd</text:p>
      <text:p text:style-name="Author">Sergio Pedro R Oliveira</text:p>
      <text:p text:style-name="Date">2022-05-1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 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 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<text:span text:style-name="T1">SQL Server</text:span>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list text:style-name="L5">
        <text:list-item>
          <text:p text:style-name="P5">São os bancos de dados do sistema que armazenam os dicionarios de dados.<text:line-break/></text:p>
        </text:list-item>
        <text:list-item>
          <text:p text:style-name="P5">Bancos de dados do sistema:<text:line-break/></text:p>
          <text:list text:style-name="L6">
            <text:list-item>
              <text:p text:style-name="P6"><text:span text:style-name="T1">master</text:span><text:line-break/></text:p>
              <text:list text:style-name="L7">
                <text:list-item>
                  <text:p text:style-name="P7">É o banco de dados principal do sistema.<text:line-break/></text:p>
                </text:list-item>
                <text:list-item>
                  <text:p text:style-name="P7">Todas as informações dos outros bancos de dados criados ficam armazenados nele.<text:line-break/></text:p>
                </text:list-item>
              </text:list>
            </text:list-item>
            <text:list-item>
              <text:p text:style-name="P6"><text:span text:style-name="T1">model</text:span><text:line-break/></text:p>
              <text:list text:style-name="L8">
                <text:list-item>
                  <text:p text:style-name="P8">São modelos de tabelas e bancos de dados, que ficam armazenados nesse banco de dados.<text:line-break/></text:p>
                </text:list-item>
                <text:list-item>
                  <text:p text:style-name="P8">Pode servir de modelo automatico na criação de uma nova tabela ou banco de dados.<text:line-break/></text:p>
                </text:list-item>
              </text:list>
            </text:list-item>
            <text:list-item>
              <text:p text:style-name="P6"><text:span text:style-name="T1">msdb</text:span><text:line-break/></text:p>
              <text:list text:style-name="L9">
                <text:list-item>
                  <text:p text:style-name="P9">Armazenamento de rotinas.<text:line-break/></text:p>
                </text:list-item>
                <text:list-item>
                  <text:p text:style-name="P9">Integrations Services, área de BI (ferramenta de <text:span text:style-name="T1">ETL</text:span>).<text:line-break/></text:p>
                </text:list-item>
              </text:list>
            </text:list-item>
            <text:list-item>
              <text:p text:style-name="P6"><text:span text:style-name="T1">tempdb</text:span><text:line-break/></text:p>
              <text:list text:style-name="L10">
                <text:list-item>
                  <text:p text:style-name="P10">Bancos de dados temporarios, ele é apagado todo vez que fecha e abre o sistema do banco de dados.<text:line-break/></text:p>
                </text:list-item>
                <text:list-item>
                  <text:p text:style-name="P10">Muito utilizado para agilizar o teste de aplicaçõe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detalhes-básicos-da-sintaxe-do-sql-server"/>3.4 Detalhes básicos da sintaxe do <text:span text:style-name="T1">SQL SERVER</text:span><text:bookmark-end text:name="detalhes-básicos-da-sintaxe-do-sql-server"/></text:h>
      <text:h text:style-name="Heading_20_3" text:outline-level="3"><text:bookmark-start text:name="inserindo-comentarios"/>3.4.1 Inserindo comentarios<text:bookmark-end text:name="inserindo-comentarios"/></text:h>
      <text:list text:style-name="L11">
        <text:list-item>
          <text:p text:style-name="P11">Um comentário é uma seqüência arbitrária de caracteres começando por dois hífens (“--”) e prosseguindo até o fim da linha.<text:line-break/></text:p>
        </text:list-item>
        <text:list-item>
          <text:p text:style-name="P11">Como alternativa, podem ser utilizados blocos de comentários no estilo C (/*<text:span text:style-name="T2">bloco de comentarios</text:span>*/). Utilizado para comentar mais de uma linha.<text:line-break/></text:p>
        </text:list-item>
      </text:list>
      <text:h text:style-name="Heading_20_3" text:outline-level="3"><text:bookmark-start text:name="extensão-de-arquivo-script-sql"/>3.4.2 Extensão de arquivo script SQL<text:bookmark-end text:name="extensão-de-arquivo-script-sql"/></text:h>
      <text:list text:style-name="L12">
        <text:list-item>
          <text:p text:style-name="P12">O arquivo com o script SQL é salvo em “.sql”.<text:line-break/></text:p>
        </text:list-item>
        <text:list-item>
          <text:p text:style-name="P12">As duas formas recomendadas de escrever os script’s são:</text:p>
          <text:list text:style-name="L13">
            <text:list-item>
              <text:p text:style-name="P13"><text:span text:style-name="T1">Azure</text:span><text:line-break/>É um gerenciador de banco de dados e oferece ferramentas para o melhor entendimento e programação de um script “.sql”.<text:line-break/></text:p>
            </text:list-item>
            <text:list-item>
              <text:p text:style-name="P13">Num arquivo de texto<text:line-break/>Preferencialmente o programa “<text:span text:style-name="T1">Sublime Text</text:span>”, pois oferece a opção de escrever e salvar arquivos “.sql” com todas as ferramentas que envolve o processo.<text:line-break/></text:p>
            </text:list-item>
          </text:list>
        </text:list-item>
      </text:list>
      <text:h text:style-name="Heading_20_3" text:outline-level="3"><text:bookmark-start text:name="uso-do-delimitador-go"/>3.4.3 Uso do delimitador <text:span text:style-name="T1">GO</text:span><text:bookmark-end text:name="uso-do-delimitador-go"/></text:h>
      <text:list text:style-name="L14">
        <text:list-item>
          <text:p text:style-name="P14">O <text:span text:style-name="T1">AZURE</text:span> e o <text:span text:style-name="T1">SQL Server</text:span> funcionam da seguinte forma com seus script’s:<text:line-break/></text:p>
          <text:list text:style-name="L15">
            <text:list-item>
              <text:p text:style-name="P15">Não precisa do delimitador para compilar o código, <text:span text:style-name="T2">processamento assincrono</text:span>.<text:line-break/></text:p>
            </text:list-item>
            <text:list-item>
              <text:p text:style-name="P15">Quando é pedido para compilar todo o script (sem seleções do código e sem uso de delimitador), o <text:span text:style-name="T1">SQL Server</text:span> executa o que for mais rapido primeiro, fora de ordem, por conta do <text:span text:style-name="T2">processamento assincrono</text:span>.<text:line-break/></text:p>
            </text:list-item>
            <text:list-item>
              <text:p text:style-name="P15">Ao selecionar uma parte do código ele compila apenas aquela parte do código.<text:line-break/></text:p>
            </text:list-item>
            <text:list-item>
              <text:p text:style-name="P15">Usando o delimitador <text:span text:style-name="T1">GO</text:span> executar o código por partes.<text:line-break/></text:p>
            </text:list-item>
          </text:list>
        </text:list-item>
        <text:list-item>
          <text:p text:style-name="P14">Demilitador <text:span text:style-name="T1">GO</text:span><text:line-break/></text:p>
          <text:list text:style-name="L16">
            <text:list-item>
              <text:p text:style-name="P16">O uso do GO ao final de cada instrução serve como delimitador.<text:line-break/></text:p>
            </text:list-item>
            <text:list-item>
              <text:p text:style-name="P16">O <text:span text:style-name="T1">GO</text:span> quebra o codigo em pequenos pacotes que são enviados para o servidor executar.<text:line-break/></text:p>
            </text:list-item>
            <text:list-item>
              <text:p text:style-name="P16">Colocando o <text:span text:style-name="T1">GO</text:span> no código ao final de cada instrução, o servidor não faz o <text:span text:style-name="T2">processamento assincrono</text:span>, assim quebrando o grande pacote que é o script inteiro, em pequenos pacotes para serem executados na ordem de envio. </text:p>
            </text:list-item>
          </text:list>
        </text:list-item>
        <text:list-item>
          <text:p text:style-name="P14">Modo de usar:<text:line-break/></text:p>
          <text:list text:style-name="L17">
            <text:list-item>
              <text:p text:style-name="P17">Colocar o <text:span text:style-name="T1">GO</text:span> ao final de cada instrução.<text:line-break/></text:p>
            </text:list-item>
            <text:list-item>
              <text:p text:style-name="P17">Inserir o <text:span text:style-name="T1">GO</text:span> na linha de baixo a instrução.<text:line-break/></text:p>
            </text:list-item>
            <text:list-item>
              <text:p text:style-name="P17">Sintaxe:<text:line-break/><text:span text:style-name="T1">CREATE</text:span> <text:span text:style-name="T1">DATABASE</text:span> <text:span text:style-name="T2">nome_database</text:span><text:line-break/><text:span text:style-name="T1">GO</text:span><text:line-break/><text:span text:style-name="T1">USE</text:span> <text:span text:style-name="T2">nome_database</text:span><text:line-break/><text:span text:style-name="T1">GO</text:span><text:line-break/><text:span text:style-name="T1">CREATE</text:span> <text:span text:style-name="T1">TABLE</text:span> <text:span text:style-name="T2">nome_tabela</text:span>(<text:line-break/><text:span text:style-name="T2">campo</text:span> <text:span text:style-name="T2">tipo</text:span><text:line-break/>)<text:line-break/><text:span text:style-name="T1">GO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modulo-25---arquitetura-do-sql-server"/>4 Modulo 25 - Arquitetura do <text:span text:style-name="T1">SQL Server</text:span><text:bookmark-end text:name="modulo-25---arquitetura-do-sql-server"/></text:h>
      <text:p text:style-name="Pagebreak"/>
      <text:h text:style-name="Heading_20_1" text:outline-level="1"><text:bookmark-start text:name="andamento-dos-estudos"/>5 Andamento dos Estudos<text:bookmark-end text:name="andamento-dos-estudos"/></text:h>
      <text:h text:style-name="Heading_20_2" text:outline-level="2"><text:bookmark-start text:name="assunto-em-andamento"/>5.1 Assunto em andamento<text:bookmark-end text:name="assunto-em-andamento"/></text:h>
      <text:p text:style-name="First_20_paragraph">Atualmente estou estudando Módulo 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 Server</dc:title>
    <dc:description/>
    <dc:subject/>
    <meta:keyword/>
    <meta:initial-creator>Sergio Pedro R Oliveira</meta:initial-creator>
    <dc:creator>Sergio Pedro R Oliveira</dc:creator>
    <meta:creation-date>2022-05-16T05:05:38Z</meta:creation-date>
    <dc:date>2022-05-16T05:05:38Z</dc:date>
    <meta:user-defined meta:name="date" meta:value-type="string">2022-05-16</meta:user-defined>
    <meta:user-defined meta:name="output" meta:value-type="string"/>
    <meta:user-defined meta:name="subtitle" meta:value-type="string">Readme.rmd</meta:user-defined>
  </office:meta>
</office:document-meta>
</file>